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avybė" style:family="table">
      <style:table-properties style:width="17.006cm" table:align="margins"/>
    </style:style>
    <style:style style:name="Savybė.A" style:family="table-column">
      <style:table-column-properties style:column-width="7.759cm" style:rel-column-width="4399*"/>
    </style:style>
    <style:style style:name="Savybė.B" style:family="table-column">
      <style:table-column-properties style:column-width="0.743cm" style:rel-column-width="421*"/>
    </style:style>
    <style:style style:name="Savybė.C" style:family="table-column">
      <style:table-column-properties style:column-width="0.863cm" style:rel-column-width="489*"/>
    </style:style>
    <style:style style:name="Savybė.D" style:family="table-column">
      <style:table-column-properties style:column-width="7.641cm" style:rel-column-width="4332*"/>
    </style:style>
    <style:style style:name="Savybė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Savybė.D1" style:family="table-cell">
      <style:table-cell-properties style:vertical-align="middle" fo:padding="0.097cm" fo:border="0.002cm solid #000000"/>
    </style:style>
    <style:style style:name="Savybė.A2" style:family="table-cell">
      <style:table-cell-properties fo:padding="0.097cm" fo:border-left="0.002cm solid #000000" fo:border-right="none" fo:border-top="none" fo:border-bottom="0.002cm solid #000000"/>
    </style:style>
    <style:style style:name="Savybė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7cm" fo:text-align="center" style:justify-single-word="false"/>
      <style:text-properties style:font-name="Ubuntu" fo:font-size="16pt" fo:font-weight="bold" officeooo:rsid="001f0984" officeooo:paragraph-rsid="001f0984" style:font-size-asian="14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.3cm" fo:text-align="start" style:justify-single-word="false">
        <style:tab-stops>
          <style:tab-stop style:position="6.001cm" style:leader-style="solid" style:leader-text="_"/>
        </style:tab-stops>
      </style:paragraph-properties>
      <style:text-properties style:font-name="Ubuntu" fo:font-size="12pt" fo:font-weight="normal" officeooo:rsid="001f0984" officeooo:paragraph-rsid="001f098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>
        <style:tab-stops>
          <style:tab-stop style:position="6.001cm" style:leader-style="solid" style:leader-text="_"/>
        </style:tab-stops>
      </style:paragraph-properties>
      <style:text-properties officeooo:paragraph-rsid="001f0984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17cm" style:leader-style="solid" style:leader-text="_"/>
        </style:tab-stops>
      </style:paragraph-properties>
      <style:text-properties officeooo:paragraph-rsid="001faa83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17cm" style:leader-style="solid" style:leader-text="_"/>
        </style:tab-stops>
      </style:paragraph-properties>
      <style:text-properties officeooo:paragraph-rsid="002e45dc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17cm" style:leader-style="solid" style:leader-text="_"/>
        </style:tab-stops>
      </style:paragraph-properties>
      <style:text-properties officeooo:paragraph-rsid="002fa758"/>
    </style:style>
    <style:style style:name="P7" style:family="paragraph" style:parent-style-name="Standard">
      <style:paragraph-properties fo:text-align="start" style:justify-single-word="false">
        <style:tab-stops>
          <style:tab-stop style:position="17cm" style:leader-style="solid" style:leader-text="_"/>
        </style:tab-stops>
      </style:paragraph-properties>
      <style:text-properties officeooo:paragraph-rsid="002fa758"/>
    </style:style>
    <style:style style:name="P8" style:family="paragraph" style:parent-style-name="Standard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1faa83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0d31b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26d24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410a5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487ae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550cb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87802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a464a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c1f96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13cm"/>
          <style:tab-stop style:position="14cm"/>
          <style:tab-stop style:position="15cm"/>
        </style:tab-stops>
      </style:paragraph-properties>
      <style:text-properties officeooo:paragraph-rsid="002cfa35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6.001cm" style:leader-style="solid" style:leader-text="_"/>
        </style:tab-stops>
      </style:paragraph-properties>
      <style:text-properties style:font-name="Ubuntu" fo:font-size="12pt" fo:font-weight="normal" officeooo:rsid="001f0984" officeooo:paragraph-rsid="001faa8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7cm" style:leader-style="solid" style:leader-text="_"/>
        </style:tab-stops>
      </style:paragraph-properties>
      <style:text-properties style:font-name="Ubuntu" fo:font-size="12pt" fo:font-weight="normal" officeooo:rsid="001f0984" officeooo:paragraph-rsid="001f0984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17cm" style:leader-style="solid" style:leader-text="_"/>
        </style:tab-stops>
      </style:paragraph-properties>
      <style:text-properties style:font-name="Ubuntu" fo:font-size="12pt" fo:font-weight="normal" officeooo:rsid="001f0984" officeooo:paragraph-rsid="001f0984" style:font-size-asian="10.5pt" style:font-weight-asian="normal" style:font-size-complex="12pt" style:font-weight-complex="normal"/>
    </style:style>
    <style:style style:name="P21" style:family="paragraph" style:parent-style-name="Table_20_Heading">
      <style:text-properties officeooo:paragraph-rsid="002e45dc"/>
    </style:style>
    <style:style style:name="P22" style:family="paragraph" style:parent-style-name="Table_20_Heading">
      <style:text-properties officeooo:paragraph-rsid="002e45dc" style:text-rotation-angle="90" style:text-rotation-scale="line-heigh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2fa758"/>
    </style:style>
    <style:style style:name="P25" style:family="paragraph" style:parent-style-name="Table_20_Contents">
      <style:paragraph-properties fo:text-align="start" style:justify-single-word="false"/>
      <style:text-properties officeooo:paragraph-rsid="002fbc4f"/>
    </style:style>
    <style:style style:name="T1" style:family="text">
      <style:text-properties officeooo:rsid="001f0984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weight="normal" officeooo:rsid="001faa83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20d31b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fo:font-weight="normal" officeooo:rsid="002e45dc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2fa758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language="lt" fo:country="LT" fo:font-weight="normal" officeooo:rsid="00072b58" style:font-size-asian="10.5pt" style:font-weight-asian="normal" style:font-size-complex="12pt" style:language-complex="ar" style:country-complex="SA" style:font-weight-complex="normal"/>
    </style:style>
    <style:style style:name="T8" style:family="text">
      <style:text-properties style:font-name="Ubuntu" fo:font-size="12pt" fo:language="lt" fo:country="LT" fo:font-weight="normal" officeooo:rsid="00226d24" style:font-size-asian="10.5pt" style:font-weight-asian="normal" style:font-size-complex="12pt" style:language-complex="ar" style:country-complex="SA" style:font-weight-complex="normal"/>
    </style:style>
    <style:style style:name="T9" style:family="text">
      <style:text-properties style:font-name="Ubuntu" fo:font-size="12pt" fo:language="lt" fo:country="LT" fo:font-weight="normal" officeooo:rsid="002410a5" style:font-size-asian="10.5pt" style:font-weight-asian="normal" style:font-size-complex="12pt" style:language-complex="ar" style:country-complex="SA" style:font-weight-complex="normal"/>
    </style:style>
    <style:style style:name="T10" style:family="text">
      <style:text-properties style:font-name="Ubuntu" fo:font-size="12pt" fo:language="lt" fo:country="LT" fo:font-weight="normal" officeooo:rsid="002487ae" style:font-size-asian="10.5pt" style:font-weight-asian="normal" style:font-size-complex="12pt" style:language-complex="ar" style:country-complex="SA" style:font-weight-complex="normal"/>
    </style:style>
    <style:style style:name="T11" style:family="text">
      <style:text-properties style:font-name="Ubuntu" fo:font-size="12pt" fo:language="lt" fo:country="LT" fo:font-weight="normal" officeooo:rsid="002550cb" style:font-size-asian="10.5pt" style:font-weight-asian="normal" style:font-size-complex="12pt" style:language-complex="ar" style:country-complex="SA" style:font-weight-complex="normal"/>
    </style:style>
    <style:style style:name="T12" style:family="text">
      <style:text-properties style:font-name="Ubuntu" fo:font-size="12pt" fo:language="lt" fo:country="LT" fo:font-weight="normal" officeooo:rsid="00287802" style:font-size-asian="10.5pt" style:font-weight-asian="normal" style:font-size-complex="12pt" style:language-complex="ar" style:country-complex="SA" style:font-weight-complex="normal"/>
    </style:style>
    <style:style style:name="T13" style:family="text">
      <style:text-properties style:font-name="Ubuntu" fo:font-size="12pt" fo:language="lt" fo:country="LT" fo:font-weight="normal" officeooo:rsid="0020d31b" style:font-size-asian="10.5pt" style:font-weight-asian="normal" style:font-size-complex="12pt" style:language-complex="ar" style:country-complex="SA" style:font-weight-complex="normal"/>
    </style:style>
    <style:style style:name="T14" style:family="text">
      <style:text-properties style:font-name="Ubuntu" fo:font-size="12pt" fo:language="lt" fo:country="LT" fo:font-style="italic" fo:font-weight="normal" officeooo:rsid="002487ae" style:font-size-asian="10.5pt" style:font-style-asian="italic" style:font-weight-asian="normal" style:font-size-complex="12pt" style:language-complex="ar" style:country-complex="SA" style:font-style-complex="italic" style:font-weight-complex="normal"/>
    </style:style>
    <style:style style:name="T15" style:family="text">
      <style:text-properties style:font-name="Ubuntu" fo:font-size="12pt" fo:language="lt" fo:country="LT" fo:font-style="italic" fo:font-weight="normal" officeooo:rsid="002410a5" style:font-size-asian="10.5pt" style:font-style-asian="italic" style:font-weight-asian="normal" style:font-size-complex="12pt" style:language-complex="ar" style:country-complex="SA" style:font-style-complex="italic" style:font-weight-complex="normal"/>
    </style:style>
    <style:style style:name="T16" style:family="text">
      <style:text-properties officeooo:rsid="001faa83"/>
    </style:style>
    <style:style style:name="T17" style:family="text">
      <style:text-properties fo:font-size="12pt"/>
    </style:style>
    <style:style style:name="T18" style:family="text">
      <style:text-properties fo:font-weight="normal"/>
    </style:style>
    <style:style style:name="T19" style:family="text">
      <style:text-properties style:font-size-asian="10.5pt"/>
    </style:style>
    <style:style style:name="T20" style:family="text">
      <style:text-properties style:font-weight-asian="normal"/>
    </style:style>
    <style:style style:name="T21" style:family="text">
      <style:text-properties style:font-size-complex="12pt"/>
    </style:style>
    <style:style style:name="T22" style:family="text">
      <style:text-properties style:font-weight-complex="normal"/>
    </style:style>
    <style:style style:name="T23" style:family="text">
      <style:text-properties officeooo:rsid="002e45dc"/>
    </style:style>
    <style:style style:name="T24" style:family="text">
      <style:text-properties officeooo:rsid="002fa758"/>
    </style:style>
    <style:style style:name="T25" style:family="text">
      <style:text-properties officeooo:rsid="002fbc4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usimynas apie naudojimosi programa įspūdžius</text:p>
      <text:p text:style-name="P2">Dalyvio ID: <text:tab/></text:p>
      <text:list xml:id="list1063877062" text:style-name="L1">
        <text:list-item>
          <text:p text:style-name="P18"><text:span text:style-name="T16">Atviro pobūdžio klausimai:</text:span></text:p>
          <text:list>
            <text:list-item>
              <text:p text:style-name="P3">Kaip vertinate sistemą (apskritai)?</text:p>
            </text:list-item>
          </text:list>
        </text:list-item>
      </text:list>
      <text:p text:style-name="P19"><text:tab/></text:p>
      <text:p text:style-name="P19"><text:tab/></text:p>
      <text:p text:style-name="P19"><text:tab/></text:p>
      <text:p text:style-name="P19"><text:tab/></text:p>
      <text:list xml:id="list586118480" text:continue-numbering="true" text:style-name="L1">
        <text:list-item>
          <text:list>
            <text:list-item>
              <text:p text:style-name="P20">Ar susidūrėte su sunkumais, netikėtumais? <text:span text:style-name="T16">Jei taip, tai kokiais?</text:span></text:p>
            </text:list-item>
          </text:list>
        </text:list-item>
      </text:list>
      <text:p text:style-name="P19"><text:tab/></text:p>
      <text:p text:style-name="P19"><text:tab/></text:p>
      <text:p text:style-name="P19"><text:tab/></text:p>
      <text:p text:style-name="P19"><text:tab/></text:p>
      <text:list xml:id="list1255005217" text:continue-numbering="true" text:style-name="L1">
        <text:list-item>
          <text:list>
            <text:list-item>
              <text:p text:style-name="P20">Kas jums labiausiai patiko (sistemoje)?</text:p>
            </text:list-item>
          </text:list>
        </text:list-item>
      </text:list>
      <text:p text:style-name="P19"><text:tab/></text:p>
      <text:p text:style-name="P19"><text:tab/></text:p>
      <text:p text:style-name="P19"><text:tab/></text:p>
      <text:p text:style-name="P19"><text:tab/></text:p>
      <text:list xml:id="list603108015" text:continue-numbering="true" text:style-name="L1">
        <text:list-item>
          <text:list>
            <text:list-item>
              <text:p text:style-name="P20">Kas jums labiausiai nepatiko (sistemoje)?</text:p>
            </text:list-item>
          </text:list>
        </text:list-item>
      </text:list>
      <text:p text:style-name="P19"><text:tab/></text:p>
      <text:p text:style-name="P19"><text:tab/></text:p>
      <text:p text:style-name="P19"><text:tab/></text:p>
      <text:p text:style-name="P19"><text:tab/></text:p>
      <text:list xml:id="list1099411710" text:continue-numbering="true" text:style-name="L1">
        <text:list-item>
          <text:list>
            <text:list-item>
              <text:p text:style-name="P6"><text:span text:style-name="T6">Kokių sistemos funkcijų pasigedote?</text:span></text:p>
            </text:list-item>
          </text:list>
        </text:list-item>
      </text:list>
      <text:p text:style-name="P7"><text:span text:style-name="T6"><text:tab/></text:span></text:p>
      <text:p text:style-name="P7"><text:span text:style-name="T6"><text:tab/></text:span></text:p>
      <text:p text:style-name="P7"><text:span text:style-name="T6"><text:tab/></text:span></text:p>
      <text:p text:style-name="P7"><text:span text:style-name="T6"><text:tab/></text:span></text:p>
      <text:list xml:id="list1041438429" text:continue-numbering="true" text:style-name="L1">
        <text:list-item>
          <text:p text:style-name="P5"><text:span text:style-name="T5">Savybių sąrašas:</text:span></text:p>
        </text:list-item>
      </text:list>
      <table:table table:name="Savybė" table:style-name="Savybė">
        <table:table-column table:style-name="Savybė.A"/>
        <table:table-column table:style-name="Savybė.B"/>
        <table:table-column table:style-name="Savybė.C"/>
        <table:table-column table:style-name="Savybė.D"/>
        <table:table-header-rows>
          <table:table-row>
            <table:table-cell table:style-name="Savybė.A1" office:value-type="string">
              <text:p text:style-name="P21"><text:span text:style-name="T23">Savybė</text:span></text:p>
            </table:table-cell>
            <table:table-cell table:style-name="Savybė.A1" office:value-type="string">
              <text:p text:style-name="P22"><text:span text:style-name="T23">Ar girdėta? (T/N)</text:span></text:p>
            </table:table-cell>
            <table:table-cell table:style-name="Savybė.A1" office:value-type="string">
              <text:p text:style-name="P22"><text:span text:style-name="T23">Ar naudota? (T/N)</text:span></text:p>
            </table:table-cell>
            <table:table-cell table:style-name="Savybė.D1" office:value-type="string">
              <text:p text:style-name="P21"><text:span text:style-name="T23">Kaip radote?</text:span></text:p>
            </table:table-cell>
          </table:table-row>
        </table:table-header-rows>
        <table:table-row>
          <table:table-cell table:style-name="Savybė.A2" office:value-type="string">
            <text:p text:style-name="P24"><text:span text:style-name="T24">Galimybė pridėti naują įrašą suvedus duomenis paskutinėje eilutėje.</text:span></text:p>
          </table:table-cell>
          <table:table-cell table:style-name="Savybė.A2" office:value-type="string">
            <text:p text:style-name="P23"/>
          </table:table-cell>
          <table:table-cell table:style-name="Savybė.A2" office:value-type="string">
            <text:p text:style-name="P23"/>
          </table:table-cell>
          <table:table-cell table:style-name="Savybė.D2" office:value-type="string">
            <text:p text:style-name="P23"/>
          </table:table-cell>
        </table:table-row>
        <table:table-row>
          <table:table-cell table:style-name="Savybė.A2" office:value-type="string">
            <text:p text:style-name="P24"><text:span text:style-name="T24">Galimybė pasirinkti, kurių padalinių (IS) informaciją rodyti.</text:span></text:p>
          </table:table-cell>
          <table:table-cell table:style-name="Savybė.A2" office:value-type="string">
            <text:p text:style-name="P23"/>
          </table:table-cell>
          <table:table-cell table:style-name="Savybė.A2" office:value-type="string">
            <text:p text:style-name="P23"/>
          </table:table-cell>
          <table:table-cell table:style-name="Savybė.D2" office:value-type="string">
            <text:p text:style-name="P23"/>
          </table:table-cell>
        </table:table-row>
        <table:table-row>
          <table:table-cell table:style-name="Savybė.A2" office:value-type="string">
            <text:p text:style-name="P24"><text:span text:style-name="T24">„Apkrovos ir prognozės kortelėje“ pakeisti rodymo rėžimą iš stulpelinės diagramos į lentelę ir atvirkščiai.</text:span></text:p>
          </table:table-cell>
          <table:table-cell table:style-name="Savybė.A2" office:value-type="string">
            <text:p text:style-name="P23"/>
          </table:table-cell>
          <table:table-cell table:style-name="Savybė.A2" office:value-type="string">
            <text:p text:style-name="P23"/>
          </table:table-cell>
          <table:table-cell table:style-name="Savybė.D2" office:value-type="string">
            <text:p text:style-name="P23"/>
          </table:table-cell>
        </table:table-row>
        <table:table-row>
          <table:table-cell table:style-name="Savybė.A2" office:value-type="string">
            <text:p text:style-name="P25"><text:span text:style-name="T25">Galimybė perkelti įrankių juostos blokus.</text:span></text:p>
          </table:table-cell>
          <table:table-cell table:style-name="Savybė.A2" office:value-type="string">
            <text:p text:style-name="P23"/>
          </table:table-cell>
          <table:table-cell table:style-name="Savybė.A2" office:value-type="string">
            <text:p text:style-name="P23"/>
          </table:table-cell>
          <table:table-cell table:style-name="Savybė.D2" office:value-type="string">
            <text:p text:style-name="P23"/>
          </table:table-cell>
        </table:table-row>
        <table:table-row>
          <table:table-cell table:style-name="Savybė.A2" office:value-type="string">
            <text:p text:style-name="P25"><text:span text:style-name="T25">Galimybė keisti duomenų ir statistikos sričių <text:s/>dydžius stumdant tarp jų esantį skirtuką.</text:span></text:p>
          </table:table-cell>
          <table:table-cell table:style-name="Savybė.A2" office:value-type="string">
            <text:p text:style-name="P23"/>
          </table:table-cell>
          <table:table-cell table:style-name="Savybė.A2" office:value-type="string">
            <text:p text:style-name="P23"/>
          </table:table-cell>
          <table:table-cell table:style-name="Savybė.D2" office:value-type="string">
            <text:p text:style-name="P23"/>
          </table:table-cell>
        </table:table-row>
        <text:soft-page-break/>
        <table:table-row>
          <table:table-cell table:style-name="Savybė.A2" office:value-type="string">
            <text:p text:style-name="P25"><text:span text:style-name="T25">Galimybė paslėpti duomenų arba statistikos sritį, nuvelkant sričių skirtuką iki pat krašto.</text:span></text:p>
          </table:table-cell>
          <table:table-cell table:style-name="Savybė.A2" office:value-type="string">
            <text:p text:style-name="P23"/>
          </table:table-cell>
          <table:table-cell table:style-name="Savybė.A2" office:value-type="string">
            <text:p text:style-name="P23"/>
          </table:table-cell>
          <table:table-cell table:style-name="Savybė.D2" office:value-type="string">
            <text:p text:style-name="P23"/>
          </table:table-cell>
        </table:table-row>
      </table:table>
      <text:list xml:id="list1790948124" text:continue-numbering="true" text:style-name="L1">
        <text:list-header>
          <text:p text:style-name="P5"><text:span text:style-name="T5"/></text:p>
        </text:list-header>
        <text:list-item>
          <text:p text:style-name="P4"><text:span text:style-name="T3">Testas:</text:span></text:p>
        </text:list-item>
      </text:list>
      <text:p text:style-name="P8"><text:span text:style-name="T3"><text:tab/></text:span><text:span text:style-name="T4">Sutinku</text:span></text:p>
      <text:p text:style-name="P8"><text:span text:style-name="T4"><text:tab/><text:tab/>Nežinau</text:span></text:p>
      <text:p text:style-name="P8"><text:span text:style-name="T4"><text:tab/><text:tab/><text:tab/>Nesutinku</text:span></text:p>
      <text:list xml:id="list1392817881" text:continue-numbering="true" text:style-name="L1">
        <text:list-item>
          <text:list>
            <text:list-item>
              <text:p text:style-name="P9"><text:span text:style-name="T3">Sistema į veiksmus reaguoja pakankamai greitai:<text:tab/></text:span><text:span text:style-name="T7">□<text:tab/>□<text:tab/>□</text:span></text:p>
            </text:list-item>
            <text:list-item>
              <text:p text:style-name="P10"><text:span text:style-name="T8">Sistemos pranešimai yra padedantys:<text:tab/></text:span><text:span text:style-name="T7">□<text:tab/>□<text:tab/>□</text:span></text:p>
            </text:list-item>
            <text:list-item>
              <text:p text:style-name="P10"><text:span text:style-name="T8">Sistema buvo nulūžusi:<text:tab/></text:span><text:span text:style-name="T7">□<text:tab/>□<text:tab/>□</text:span></text:p>
            </text:list-item>
            <text:list-item>
              <text:p text:style-name="P10"><text:span text:style-name="T8">Yra aišku, kaip naudotis sistema nuo pat pradžių:<text:tab/></text:span><text:span text:style-name="T7">□<text:tab/>□<text:tab/>□</text:span></text:p>
            </text:list-item>
            <text:list-item>
              <text:p text:style-name="P10"><text:span text:style-name="T8">Kartais neaišku ką turėčiau daryti toliau:<text:tab/></text:span><text:span text:style-name="T7">□<text:tab/>□<text:tab/>□</text:span></text:p>
            </text:list-item>
            <text:list-item>
              <text:p text:style-name="P10"><text:span text:style-name="T8">Naudotis šia sistema yra malonu:<text:tab/></text:span><text:span text:style-name="T7">□<text:tab/>□<text:tab/>□</text:span></text:p>
            </text:list-item>
            <text:list-item>
              <text:p text:style-name="P10"><text:span text:style-name="T8">Kartais būna neaišku ar naudoju tą komandą, kurią turėčiau:<text:tab/></text:span><text:span text:style-name="T7">□<text:tab/>□<text:tab/>□</text:span></text:p>
            </text:list-item>
            <text:list-item>
              <text:p text:style-name="P10"><text:span text:style-name="T8">Naudotis šia sistema yra pakenčiama:<text:tab/></text:span><text:span text:style-name="T7">□<text:tab/>□<text:tab/>□</text:span></text:p>
            </text:list-item>
            <text:list-item>
              <text:p text:style-name="P10"><text:span text:style-name="T8">Sistema informaciją pateikia aiškiu ir suprantamu būdu:<text:tab/></text:span><text:span text:style-name="T7">□<text:tab/>□<text:tab/>□</text:span></text:p>
            </text:list-item>
            <text:list-item>
              <text:p text:style-name="P10"><text:span text:style-name="T8">Atrodo, kad sistema trukdo dirbti taip, kaip esu įpratęs(-usi):<text:tab/></text:span><text:span text:style-name="T7">□<text:tab/>□<text:tab/>□</text:span></text:p>
            </text:list-item>
          </text:list>
          <text:p text:style-name="P15"><text:span text:style-name="T3"><text:tab/></text:span><text:span text:style-name="T4">Sutinku</text:span></text:p>
          <text:p text:style-name="P15"><text:span text:style-name="T4"><text:tab/><text:tab/>Nežinau</text:span></text:p>
          <text:list text:continue-numbering="true">
            <text:list-header>
              <text:p text:style-name="P15"><text:span text:style-name="T13"><text:tab/><text:tab/><text:tab/>Nesutinku</text:span></text:p>
            </text:list-header>
            <text:list-item>
              <text:p text:style-name="P10"><text:span text:style-name="T8">Ekrane niekada nėra visos informacijos, kurios man reikia:<text:tab/></text:span><text:span text:style-name="T7">□<text:tab/>□<text:tab/>□</text:span></text:p>
            </text:list-item>
            <text:list-item>
              <text:p text:style-name="P10"><text:span text:style-name="T8">Naudodamasi(s) sistema jaučiu, kad ji manęs klauso:<text:tab/></text:span><text:span text:style-name="T7">□<text:tab/>□<text:tab/>□</text:span></text:p>
            </text:list-item>
            <text:list-item>
              <text:p text:style-name="P10"><text:span text:style-name="T8">Aš manau, kad sistema nėra darni:<text:tab/></text:span><text:span text:style-name="T7">□<text:tab/>□<text:tab/>□</text:span></text:p>
            </text:list-item>
            <text:list-item>
              <text:p text:style-name="P10"><text:span text:style-name="T8">Nenorėčiau naudotis šia sistema kiekvieną dieną:<text:tab/></text:span><text:span text:style-name="T7">□<text:tab/>□<text:tab/>□</text:span></text:p>
            </text:list-item>
            <text:list-item>
              <text:p text:style-name="P11"><text:span text:style-name="T9">Sistema pateikia pakankamai informacijos, kad galėčiau dirbti:</text:span><text:span text:style-name="T8"><text:tab/></text:span><text:span text:style-name="T7">□<text:tab/>□<text:tab/>□</text:span></text:p>
            </text:list-item>
            <text:list-item>
              <text:p text:style-name="P11"><text:span text:style-name="T9">Naudojimasis sistema vargina:</text:span><text:span text:style-name="T8"><text:tab/></text:span><text:span text:style-name="T7">□<text:tab/>□<text:tab/>□</text:span></text:p>
            </text:list-item>
            <text:list-item>
              <text:p text:style-name="P11"><text:span text:style-name="T9">Užduotis galima atlikti tiesiogiai (ang. </text:span><text:span text:style-name="T14">in a </text:span><text:span text:style-name="T15">straightforward manner</text:span><text:span text:style-name="T9">):</text:span></text:p>
              <text:p text:style-name="P11"><text:span text:style-name="T8"><text:tab/></text:span><text:span text:style-name="T7">□<text:tab/>□<text:tab/>□</text:span></text:p>
            </text:list-item>
            <text:list-item>
              <text:p text:style-name="P12"><text:span text:style-name="T10">Sistema padėjo nugalėti problemas su kuriomis susidūriau naudodamasis ja:</text:span></text:p>
              <text:p text:style-name="P12"><text:span text:style-name="T8"><text:tab/></text:span><text:span text:style-name="T7">□<text:tab/>□<text:tab/>□</text:span></text:p>
            </text:list-item>
            <text:list-item>
              <text:p text:style-name="P13"><text:span text:style-name="T11">Sistema yra pakankamai greitai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Į naudotojo poreikius buvo pakankamai atsižvelgta:</text:span><text:span text:style-name="T8"><text:tab/></text:span><text:span text:style-name="T7">□<text:tab/>□<text:tab/>□</text:span></text:p>
            </text:list-item>
          </text:list>
          <text:p text:style-name="P16"><text:span text:style-name="T3"><text:tab/></text:span><text:span text:style-name="T4">Sutinku</text:span></text:p>
          <text:p text:style-name="P16"><text:span text:style-name="T4"><text:tab/><text:tab/>Nežinau</text:span></text:p>
          <text:list text:continue-numbering="true">
            <text:list-header>
              <text:p text:style-name="P16"><text:span text:style-name="T13"><text:tab/><text:tab/><text:tab/>Nesutinku</text:span></text:p>
            </text:list-header>
            <text:list-item>
              <text:p text:style-name="P13"><text:span text:style-name="T11">Buvo momentų, kai naudodamasis sistema, buvau įsitempęs(-usi):</text:span></text:p>
              <text:p text:style-name="P13"><text:span text:style-name="T8"><text:tab/></text:span><text:span text:style-name="T7">□<text:tab/>□<text:tab/>□</text:span></text:p>
            </text:list-item>
            <text:list-item>
              <text:p text:style-name="P13"><text:span text:style-name="T11">Meniu ir įrankių juostų išdėstymas atrodo logiškas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Sistemos elementų išdėstymas atrodo logiškas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Užduočių atlikimas reikalauja per daug veiksmų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Ši sistema kartais sukelia galvos skausmą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Klaidų pranešimai nėra pakankamai tikslūs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Žinutės, apsaugančios nuo klaidų, nėra pakankamai tikslios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Priversti sistemą daryti būtent tai ką nori yra lengva:</text:span><text:span text:style-name="T8"><text:tab/></text:span><text:span text:style-name="T7">□<text:tab/>□<text:tab/>□</text:span></text:p>
            </text:list-item>
            <text:list-item>
              <text:p text:style-name="P13"><text:soft-page-break/><text:span text:style-name="T11">Aš niekada neišmoksiu naudotis šia sistema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Sistema ne visada elgiasi taip, kaip aš tikiuosi:</text:span><text:span text:style-name="T8"><text:tab/></text:span><text:span text:style-name="T7">□<text:tab/>□<text:tab/>□</text:span></text:p>
            </text:list-item>
          </text:list>
          <text:p text:style-name="P17"><text:span text:style-name="T3"><text:tab/></text:span><text:span text:style-name="T4">Sutinku</text:span></text:p>
          <text:p text:style-name="P17"><text:span text:style-name="T4"><text:tab/><text:tab/>Nežinau</text:span></text:p>
          <text:list text:continue-numbering="true">
            <text:list-header>
              <text:p text:style-name="P17"><text:span text:style-name="T13"><text:tab/><text:tab/><text:tab/>Nesutinku</text:span></text:p>
            </text:list-header>
            <text:list-item>
              <text:p text:style-name="P13"><text:span text:style-name="T11">Sistemos patraukli išvaizda:</text:span><text:span text:style-name="T8"><text:tab/></text:span><text:span text:style-name="T7">□<text:tab/>□<text:tab/>□</text:span></text:p>
            </text:list-item>
            <text:list-item>
              <text:p text:style-name="P13"><text:span text:style-name="T11">Perėjimas iš vienos užduoties dalies į kitą nėra sudėtingas:</text:span><text:span text:style-name="T8"><text:tab/></text:span><text:span text:style-name="T7">□<text:tab/>□<text:tab/>□</text:span></text:p>
            </text:list-item>
            <text:list-item>
              <text:p text:style-name="P14"><text:span text:style-name="T11">Lengva užmiršti, kaip reikia </text:span><text:span text:style-name="T12">dirbti su šia sistema:</text:span><text:span text:style-name="T8"><text:tab/></text:span><text:span text:style-name="T7">□<text:tab/>□<text:tab/>□</text:span></text:p>
            </text:list-item>
            <text:list-item>
              <text:p text:style-name="P14"><text:span text:style-name="T12">Kartais sistemos veikimą yra sudėtinga suvokti:</text:span><text:span text:style-name="T8"><text:tab/></text:span><text:span text:style-name="T7">□<text:tab/>□<text:tab/>□</text:span></text:p>
            </text:list-item>
            <text:list-item>
              <text:p text:style-name="P14"><text:span text:style-name="T12">Ši sistema yra labai keista:</text:span><text:span text:style-name="T8"><text:tab/></text:span><text:span text:style-name="T7">□<text:tab/>□<text:tab/>□</text:span></text:p>
            </text:list-item>
            <text:list-item>
              <text:p text:style-name="P14"><text:span text:style-name="T12">Iš pirmo žvilgsnio yra aišku, kokias funkcijas siūlo sistema:</text:span><text:span text:style-name="T8"><text:tab/></text:span><text:span text:style-name="T7">□<text:tab/>□<text:tab/>□</text:span></text:p>
            </text:list-item>
            <text:list-item>
              <text:p text:style-name="P14"><text:span text:style-name="T12">Duomenų importavimas yra sudėtingas:</text:span><text:span text:style-name="T8"><text:tab/></text:span><text:span text:style-name="T7">□<text:tab/>□<text:tab/>□</text:span></text:p>
            </text:list-item>
            <text:list-item>
              <text:p text:style-name="P14"><text:span text:style-name="T12">Duomenų įvedimas yra sudėtingas:</text:span><text:span text:style-name="T8"><text:tab/></text:span><text:span text:style-name="T7">□<text:tab/>□<text:tab/>□</text:span></text:p>
            </text:list-item>
            <text:list-item>
              <text:p text:style-name="P14"><text:span text:style-name="T12">Man dažnai prireikia pagalbos naudojantis šia sistema:</text:span><text:span text:style-name="T8"><text:tab/></text:span><text:span text:style-name="T7">□<text:tab/>□<text:tab/>□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ytautas Astrauskas</meta:initial-creator>
    <meta:creation-date>2011-11-18T11:48:43</meta:creation-date>
    <dc:date>2011-11-18T16:48:28</dc:date>
    <dc:creator>Vytautas Astrauskas</dc:creator>
    <meta:editing-duration>PT04H59M07S</meta:editing-duration>
    <meta:editing-cycles>11</meta:editing-cycles>
    <meta:generator>OpenOffice.org/3.2$Unix OpenOffice.org_project/320m19$Build-9505</meta:generator>
    <meta:document-statistic meta:table-count="1" meta:image-count="0" meta:object-count="0" meta:page-count="3" meta:paragraph-count="94" meta:word-count="538" meta:character-count="3190"/>
  </office:meta>
</office:document-meta>
</file>